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rsid="001abc7a" officeooo:paragraph-rsid="001abc7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/>
    <style:style style:name="T1" style:family="text">
      <style:text-properties officeooo:rsid="0013c0fe"/>
    </style:style>
    <style:style style:name="T2" style:family="text">
      <style:text-properties officeooo:rsid="00199b4d"/>
    </style:style>
    <style:style style:name="T3" style:family="text">
      <style:text-properties fo:color="#dcdcaa" loext:opacity="100%"/>
    </style:style>
    <style:style style:name="T4" style:family="text">
      <style:text-properties fo:color="#6796e6" loext:opacity="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uplink</text:h>
      <text:p text:style-name="P1"/>
      <text:p text:style-name="P1">peer to peer modular metaverse client</text:p>
      <text:p text:style-name="P1">using the godot engine and websockets 🚀</text:p>
      <text:p text:style-name="P1"/>
      <text:p text:style-name="P1">universe.void.contact</text:p>
      <text:p text:style-name="P1"/>
      <text:p text:style-name="P1">© atlasinthevoid and contributors</text:p>
      <text:p text:style-name="P1"><text:span text:style-name="T1">T</text:span>he content for this project is CC-BY-SA and the code for this project is AGPL 3.0.</text:p>
      <text:p text:style-name="Standard"/>
      <text:h text:style-name="Heading_20_2" text:outline-level="2">installation</text:h>
      <text:p text:style-name="Preformatted_20_Text">git clone https://github.com/atlasinthevoid/uplink</text:p>
      <text:p text:style-name="Preformatted_20_Text">cd uplink</text:p>
      <text:p text:style-name="Preformatted_20_Text">godot project.godot</text:p>
      <text:p text:style-name="Standard"/>
      <text:h text:style-name="Heading_20_2" text:outline-level="2">features</text:h>
      <text:list xml:id="list1659643095" text:style-name="L1">
        <text:list-item>
          <text:p text:style-name="P4">openxr and vulkan graphics backend</text:p>
        </text:list-item>
        <text:list-item>
          <text:p text:style-name="P4">fully featured multiplayer system using websocket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21:47:05.125482185</meta:creation-date>
    <dc:date>2022-06-21T23:12:41.908315660</dc:date>
    <meta:editing-duration>PT57M21S</meta:editing-duration>
    <meta:editing-cycles>13</meta:editing-cycles>
    <meta:generator>LibreOffice/7.3.4.2$Linux_X86_64 LibreOffice_project/30$Build-2</meta:generator>
    <meta:document-statistic meta:table-count="0" meta:image-count="0" meta:object-count="0" meta:page-count="1" meta:paragraph-count="13" meta:word-count="57" meta:character-count="403" meta:non-whitespace-character-count="361"/>
  </office:meta>
</office:document-meta>
</file>